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ospace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ospace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ospace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3" style:family="paragraph">
      <style:paragraph-properties fo:break-before="page"/>
      <style:text-properties style:font-name="Monospace" fo:color="#000000" fo:font-size="8.5pt" style:font-size-asian="8.5pt" style:font-size-complex="8.5pt"/>
    </style:style>
    <style:style style:name="P2" style:parent-style-name="Standard" style:family="paragraph">
      <style:text-properties style:font-name="Monospace" fo:font-size="8.5pt" style:font-size-asian="8.5pt" style:font-size-complex="8.5pt"/>
    </style:style>
    <style:style style:name="P3" style:parent-style-name="Standard" style:family="paragraph">
      <style:text-properties style:font-name="Monospace" fo:color="#000000" fo:font-size="8.5pt" style:font-size-asian="8.5pt" style:font-size-complex="8.5pt"/>
    </style:style>
    <style:style style:name="P4" style:parent-style-name="Standard" style:family="paragraph">
      <style:text-properties style:font-name="Monospace" fo:color="#000000" fo:font-size="8.5pt" style:font-size-asian="8.5pt" style:font-size-complex="8.5pt"/>
    </style:style>
    <style:style style:name="P5" style:parent-style-name="Standard" style:family="paragraph">
      <style:text-properties style:font-name="Monospace" fo:color="#000000" fo:font-size="8.5pt" style:font-size-asian="8.5pt" style:font-size-complex="8.5pt"/>
    </style:style>
    <style:style style:name="P6" style:parent-style-name="Standard" style:family="paragraph">
      <style:text-properties style:font-name="Monospace" fo:color="#000000" fo:font-size="8.5pt" style:font-size-asian="8.5pt" style:font-size-complex="8.5pt"/>
    </style:style>
    <style:style style:name="P7" style:parent-style-name="Standard" style:family="paragraph">
      <style:text-properties style:font-name="Monospace" fo:color="#000000" fo:font-size="8.5pt" style:font-size-asian="8.5pt" style:font-size-complex="8.5pt"/>
    </style:style>
    <style:style style:name="P8" style:parent-style-name="Standard" style:family="paragraph">
      <style:text-properties style:font-name="Monospace" fo:color="#000000" fo:font-size="8.5pt" style:font-size-asian="8.5pt" style:font-size-complex="8.5pt"/>
    </style:style>
    <style:style style:name="P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name="Monospace" fo:color="#000000" fo:font-size="8.5pt" style:font-size-asian="8.5pt" style:font-size-complex="8.5pt"/>
    </style:style>
    <style:style style:name="P10" style:parent-style-name="Standard" style:family="paragraph">
      <style:text-properties style:font-name="Monospace" fo:color="#000000" fo:font-size="8.5pt" style:font-size-asian="8.5pt" style:font-size-complex="8.5pt"/>
    </style:style>
    <style:style style:name="P11" style:parent-style-name="Standard" style:list-style-name="LFO2" style:family="paragraph">
      <style:text-properties style:font-name="Monospace" fo:color="#000000" fo:font-size="8.5pt" style:font-size-asian="8.5pt" style:font-size-complex="8.5pt"/>
    </style:style>
    <style:style style:name="P12" style:parent-style-name="Standard" style:family="paragraph">
      <style:text-properties style:font-name="Monospace" fo:font-size="8.5pt" style:font-size-asian="8.5pt" style:font-size-complex="8.5pt"/>
    </style:style>
    <style:style style:name="P13" style:parent-style-name="Standard" style:family="paragraph">
      <style:text-properties style:font-name="Monospace" fo:color="#000000" fo:font-size="8.5pt" style:font-size-asian="8.5pt" style:font-size-complex="8.5pt"/>
    </style:style>
    <style:style style:name="P14" style:parent-style-name="Standard" style:family="paragraph">
      <style:text-properties style:font-name="Monospace" fo:color="#000000" fo:font-size="8.5pt" style:font-size-asian="8.5pt" style:font-size-complex="8.5pt"/>
    </style:style>
    <style:style style:name="P15" style:parent-style-name="Standard" style:family="paragraph">
      <style:text-properties style:font-name="Monospace" fo:color="#000000" fo:font-size="8.5pt" style:font-size-asian="8.5pt" style:font-size-complex="8.5pt"/>
    </style:style>
    <style:style style:name="P16" style:parent-style-name="Standard" style:family="paragraph">
      <style:text-properties style:font-name="Monospace" fo:color="#000000" fo:font-size="8.5pt" style:font-size-asian="8.5pt" style:font-size-complex="8.5pt"/>
    </style:style>
    <style:style style:name="P17" style:parent-style-name="Standard" style:family="paragraph">
      <style:text-properties style:font-name="Monospace" fo:color="#000000" fo:font-size="8.5pt" style:font-size-asian="8.5pt" style:font-size-complex="8.5pt"/>
    </style:style>
    <style:style style:name="P18" style:parent-style-name="Standard" style:family="paragraph">
      <style:text-properties style:font-name="Monospace" fo:color="#000000" fo:font-size="8.5pt" style:font-size-asian="8.5pt" style:font-size-complex="8.5pt"/>
    </style:style>
    <style:style style:name="P19" style:parent-style-name="Standard" style:family="paragraph">
      <style:text-properties style:font-name="Monospace" fo:color="#000000" fo:font-size="8.5pt" style:font-size-asian="8.5pt" style:font-size-complex="8.5pt"/>
    </style:style>
    <style:style style:name="P20" style:parent-style-name="Standard" style:family="paragraph">
      <style:text-properties style:font-name="Monospace" fo:color="#000000" fo:font-size="8.5pt" style:font-size-asian="8.5pt" style:font-size-complex="8.5pt"/>
    </style:style>
    <style:style style:name="P21" style:parent-style-name="Standard" style:family="paragraph">
      <style:text-properties style:font-name="Monospace" fo:color="#000000" fo:font-size="8.5pt" style:font-size-asian="8.5pt" style:font-size-complex="8.5pt"/>
    </style:style>
    <style:style style:name="P22" style:parent-style-name="Standard" style:family="paragraph">
      <style:text-properties style:font-name="Monospace" fo:color="#000000" fo:font-size="8.5pt" style:font-size-asian="8.5pt" style:font-size-complex="8.5pt"/>
    </style:style>
    <style:style style:name="P23" style:parent-style-name="Standard" style:family="paragraph">
      <style:text-properties style:font-name="Monospace" fo:color="#000000" fo:font-size="8.5pt" style:font-size-asian="8.5pt" style:font-size-complex="8.5pt"/>
    </style:style>
    <style:style style:name="P24" style:parent-style-name="Standard" style:family="paragraph">
      <style:text-properties style:font-name="Monospace" fo:color="#000000" fo:font-size="8.5pt" style:font-size-asian="8.5pt" style:font-size-complex="8.5pt"/>
    </style:style>
    <style:style style:name="P25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name="Monospace" fo:color="#000000" fo:font-size="8.5pt" style:font-size-asian="8.5pt" style:font-size-complex="8.5pt"/>
    </style:style>
    <style:style style:name="P26" style:parent-style-name="Standard" style:family="paragraph">
      <style:text-properties style:font-name="Monospace" fo:color="#000000" fo:font-size="8.5pt" style:font-size-asian="8.5pt" style:font-size-complex="8.5pt"/>
    </style:style>
    <style:style style:name="P27" style:parent-style-name="Standard" style:list-style-name="LFO1" style:family="paragraph">
      <style:text-properties style:font-name="Monospace" fo:color="#000000" fo:font-size="8.5pt" style:font-size-asian="8.5pt" style:font-size-complex="8.5pt"/>
    </style:style>
    <style:style style:name="P28" style:parent-style-name="Standard" style:family="paragraph">
      <style:text-properties style:font-name="Monospace" fo:font-size="8.5pt" style:font-size-asian="8.5pt" style:font-size-complex="8.5pt"/>
    </style:style>
    <style:style style:name="P29" style:parent-style-name="Standard" style:family="paragraph">
      <style:text-properties style:font-name="Monospace" fo:color="#000000" fo:font-size="8.5pt" style:font-size-asian="8.5pt" style:font-size-complex="8.5pt"/>
    </style:style>
    <style:style style:name="P30" style:parent-style-name="Standard" style:family="paragraph">
      <style:text-properties style:font-name="Monospace" fo:color="#000000" fo:font-size="8.5pt" style:font-size-asian="8.5pt" style:font-size-complex="8.5pt"/>
    </style:style>
    <style:style style:name="P31" style:parent-style-name="Standard" style:family="paragraph">
      <style:text-properties style:font-name="Monospace" fo:color="#000000" fo:font-size="8.5pt" style:font-size-asian="8.5pt" style:font-size-complex="8.5pt"/>
    </style:style>
    <style:style style:name="P32" style:parent-style-name="Standard" style:family="paragraph">
      <style:text-properties style:font-name="Monospace" fo:color="#000000" fo:font-size="8.5pt" style:font-size-asian="8.5pt" style:font-size-complex="8.5pt"/>
    </style:style>
    <style:style style:name="P33" style:parent-style-name="Standard" style:family="paragraph">
      <style:text-properties style:font-name="Monospace" fo:color="#000000" fo:font-size="8.5pt" style:font-size-asian="8.5pt" style:font-size-complex="8.5pt"/>
    </style:style>
    <style:style style:name="P34" style:parent-style-name="Standard" style:family="paragraph">
      <style:text-properties style:font-name="Monospace" fo:color="#000000" fo:font-size="8.5pt" style:font-size-asian="8.5pt" style:font-size-complex="8.5pt"/>
    </style:style>
    <style:style style:name="P35" style:parent-style-name="Standard" style:family="paragraph">
      <style:text-properties style:font-name="Monospace" fo:color="#000000" fo:font-size="8.5pt" style:font-size-asian="8.5pt" style:font-size-complex="8.5pt"/>
    </style:style>
    <style:style style:name="P36" style:parent-style-name="Standard" style:family="paragraph">
      <style:text-properties style:font-name="Monospace" fo:color="#000000" fo:font-size="8.5pt" style:font-size-asian="8.5pt" style:font-size-complex="8.5pt"/>
    </style:style>
    <style:style style:name="P37" style:parent-style-name="Standard" style:family="paragraph">
      <style:text-properties style:font-name="Monospace" fo:color="#000000" fo:font-size="8.5pt" style:font-size-asian="8.5pt" style:font-size-complex="8.5pt"/>
    </style:style>
    <style:style style:name="P38" style:parent-style-name="Standard" style:family="paragraph">
      <style:text-properties style:font-name="Monospace" fo:color="#000000" fo:font-size="8.5pt" style:font-size-asian="8.5pt" style:font-size-complex="8.5pt"/>
    </style:style>
    <style:style style:name="P39" style:parent-style-name="Standard" style:family="paragraph">
      <style:text-properties style:font-name="Monospace" fo:color="#000000" fo:font-size="8.5pt" style:font-size-asian="8.5pt" style:font-size-complex="8.5pt"/>
    </style:style>
    <style:style style:name="P40" style:parent-style-name="Standard" style:family="paragraph">
      <style:text-properties style:font-name="Monospace" fo:color="#000000" fo:font-size="8.5pt" style:font-size-asian="8.5pt" style:font-size-complex="8.5pt"/>
    </style:style>
    <style:style style:name="P41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  <style:text-properties style:font-name="Monospace" fo:color="#000000" fo:font-size="8.5pt" style:font-size-asian="8.5pt" style:font-size-complex="8.5pt"/>
    </style:style>
    <style:style style:name="P42" style:parent-style-name="Standard" style:family="paragraph">
      <style:text-properties style:font-name="Monospace" fo:color="#000000" fo:font-size="8.5pt" style:font-size-asian="8.5pt" style:font-size-complex="8.5pt"/>
    </style:style>
    <style:style style:name="P43" style:parent-style-name="Standard" style:family="paragraph">
      <style:text-properties style:font-name="Monospace" fo:color="#000000" fo:font-size="8.5pt" style:font-size-asian="8.5pt" style:font-size-complex="8.5pt"/>
    </style:style>
    <style:style style:name="P44" style:parent-style-name="Standard" style:family="paragraph">
      <style:text-properties style:font-name="Monospace" fo:color="#000000" fo:font-size="8.5pt" style:font-size-asian="8.5pt" style:font-size-complex="8.5pt"/>
    </style:style>
    <style:style style:name="P45" style:parent-style-name="Standard" style:family="paragraph">
      <style:text-properties style:font-name="Monospace" fo:color="#000000" fo:font-size="8.5pt" style:font-size-asian="8.5pt" style:font-size-complex="8.5pt"/>
    </style:style>
    <style:style style:name="P46" style:parent-style-name="Standard" style:family="paragraph">
      <style:text-properties style:font-name="Monospace" fo:color="#000000" fo:font-size="8.5pt" style:font-size-asian="8.5pt" style:font-size-complex="8.5pt"/>
    </style:style>
    <style:style style:name="P47" style:parent-style-name="Standard" style:family="paragraph">
      <style:text-properties style:font-name="Monospace" fo:color="#000000" fo:font-size="8.5pt" style:font-size-asian="8.5pt" style:font-size-complex="8.5pt"/>
    </style:style>
    <style:style style:name="P48" style:parent-style-name="Standard" style:family="paragraph">
      <style:text-properties style:font-name="Monospace" fo:color="#000000" fo:font-size="8.5pt" style:font-size-asian="8.5pt" style:font-size-complex="8.5pt"/>
    </style:style>
    <style:style style:name="P49" style:parent-style-name="Standard" style:family="paragraph">
      <style:text-properties style:font-name="Monospace" fo:color="#000000" fo:font-size="8.5pt" style:font-size-asian="8.5pt" style:font-size-complex="8.5pt"/>
    </style:style>
    <style:style style:name="P50" style:parent-style-name="Standard" style:family="paragraph">
      <style:text-properties style:font-name="Monospace" fo:color="#000000" fo:font-size="8.5pt" style:font-size-asian="8.5pt" style:font-size-complex="8.5pt"/>
    </style:style>
    <style:style style:name="P51" style:parent-style-name="Standard" style:family="paragraph">
      <style:text-properties style:font-name="Monospace" fo:color="#000000" fo:font-size="8.5pt" style:font-size-asian="8.5pt" style:font-size-complex="8.5pt"/>
    </style:style>
    <style:style style:name="P52" style:parent-style-name="Standard" style:family="paragraph">
      <style:text-properties style:font-name="Monospace" fo:color="#000000" fo:font-size="8.5pt" style:font-size-asian="8.5pt" style:font-size-complex="8.5pt"/>
    </style:style>
    <style:style style:name="P53" style:parent-style-name="Standard" style:family="paragraph">
      <style:text-properties style:font-name="Monospace" fo:color="#000000" fo:font-size="8.5pt" style:font-size-asian="8.5pt" style:font-size-complex="8.5pt"/>
    </style:style>
    <style:style style:name="P54" style:parent-style-name="Standard" style:family="paragraph">
      <style:text-properties style:font-name="Monospace" fo:color="#000000" fo:font-size="8.5pt" style:font-size-asian="8.5pt" style:font-size-complex="8.5pt"/>
    </style:style>
    <style:style style:name="P55" style:parent-style-name="Standard" style:family="paragraph">
      <style:text-properties style:font-name="Monospace" fo:color="#000000" fo:font-size="8.5pt" style:font-size-asian="8.5pt" style:font-size-complex="8.5pt"/>
    </style:style>
    <style:style style:name="P56" style:parent-style-name="Standard" style:family="paragraph">
      <style:text-properties style:font-name="Monospace" fo:color="#000000" fo:font-size="8.5pt" style:font-size-asian="8.5pt" style:font-size-complex="8.5pt"/>
    </style:style>
    <style:style style:name="P57" style:parent-style-name="Standard" style:list-style-name="LFO1" style:family="paragraph">
      <style:text-properties style:font-name="Monospace" fo:color="#000000" fo:font-size="8.5pt" style:font-size-asian="8.5pt" style:font-size-complex="8.5pt"/>
    </style:style>
    <style:style style:name="P58" style:parent-style-name="Standard" style:family="paragraph">
      <style:text-properties style:font-name="Monospace" fo:font-size="8.5pt" style:font-size-asian="8.5pt" style:font-size-complex="8.5pt"/>
    </style:style>
    <style:style style:name="T5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6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7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8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9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9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9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9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9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9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9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9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9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P99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10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0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0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0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0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0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P106" style:parent-style-name="Standard" style:family="paragraph">
      <style:text-properties fo:font-size="8.5pt" style:font-size-asian="8.5pt" style:font-size-complex="8.5pt"/>
    </style:style>
    <style:style style:name="P107" style:parent-style-name="Standard" style:list-style-name="LFO1" style:family="paragraph"/>
    <style:style style:name="T10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P109" style:parent-style-name="Standard" style:family="paragraph">
      <style:text-properties style:font-name="Monospace" fo:font-size="8.5pt" style:font-size-asian="8.5pt" style:font-size-complex="8.5pt"/>
    </style:style>
    <style:style style:name="T11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1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1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1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1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1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1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1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1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1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2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3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4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5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6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7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8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8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8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8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8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8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8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8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P18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18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9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9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9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9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9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9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9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19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P198" style:parent-style-name="Standard" style:family="paragraph">
      <style:text-properties fo:font-size="8.5pt" style:font-size-asian="8.5pt" style:font-size-complex="8.5pt"/>
    </style:style>
    <style:style style:name="P199" style:parent-style-name="Standard" style:family="paragraph">
      <style:text-properties fo:font-size="8.5pt" style:font-size-asian="8.5pt" style:font-size-complex="8.5pt"/>
    </style:style>
    <style:style style:name="P200" style:parent-style-name="Standard" style:family="paragraph">
      <style:text-properties fo:font-size="8.5pt" style:font-size-asian="8.5pt" style:font-size-complex="8.5pt"/>
    </style:style>
    <style:style style:name="P201" style:parent-style-name="Standard" style:family="paragraph">
      <style:text-properties fo:font-size="8.5pt" style:font-size-asian="8.5pt" style:font-size-complex="8.5pt"/>
    </style:style>
    <style:style style:name="P202" style:parent-style-name="Standard" style:family="paragraph">
      <style:text-properties fo:font-size="8.5pt" style:font-size-asian="8.5pt" style:font-size-complex="8.5pt"/>
    </style:style>
    <style:style style:name="P203" style:parent-style-name="Standard" style:family="paragraph">
      <style:text-properties fo:font-size="8.5pt" style:font-size-asian="8.5pt" style:font-size-complex="8.5pt"/>
    </style:style>
    <style:style style:name="P204" style:parent-style-name="Standard" style:family="paragraph">
      <style:text-properties fo:font-size="8.5pt" style:font-size-asian="8.5pt" style:font-size-complex="8.5pt"/>
    </style:style>
    <style:style style:name="P205" style:parent-style-name="Standard" style:family="paragraph">
      <style:text-properties fo:font-size="8.5pt" style:font-size-asian="8.5pt" style:font-size-complex="8.5pt"/>
    </style:style>
    <style:style style:name="P206" style:parent-style-name="Standard" style:family="paragraph">
      <style:text-properties fo:font-size="8.5pt" style:font-size-asian="8.5pt" style:font-size-complex="8.5pt"/>
    </style:style>
    <style:style style:name="P207" style:parent-style-name="Standard" style:family="paragraph">
      <style:text-properties fo:font-size="8.5pt" style:font-size-asian="8.5pt" style:font-size-complex="8.5pt"/>
    </style:style>
    <style:style style:name="P208" style:parent-style-name="Standard" style:family="paragraph">
      <style:text-properties fo:font-size="8.5pt" style:font-size-asian="8.5pt" style:font-size-complex="8.5pt"/>
    </style:style>
    <style:style style:name="P209" style:parent-style-name="Standard" style:family="paragraph">
      <style:text-properties fo:font-size="8.5pt" style:font-size-asian="8.5pt" style:font-size-complex="8.5pt"/>
    </style:style>
    <style:style style:name="P210" style:parent-style-name="Standard" style:family="paragraph">
      <style:text-properties fo:font-size="8.5pt" style:font-size-asian="8.5pt" style:font-size-complex="8.5pt"/>
    </style:style>
    <style:style style:name="P211" style:parent-style-name="Standard" style:family="paragraph">
      <style:text-properties fo:font-size="8.5pt" style:font-size-asian="8.5pt" style:font-size-complex="8.5pt"/>
    </style:style>
    <style:style style:name="P212" style:parent-style-name="Standard" style:family="paragraph">
      <style:text-properties fo:font-size="8.5pt" style:font-size-asian="8.5pt" style:font-size-complex="8.5pt"/>
    </style:style>
    <style:style style:name="P213" style:parent-style-name="Standard" style:family="paragraph">
      <style:text-properties fo:font-size="8.5pt" style:font-size-asian="8.5pt" style:font-size-complex="8.5pt"/>
    </style:style>
    <style:style style:name="P214" style:parent-style-name="Standard" style:family="paragraph">
      <style:text-properties fo:font-size="8.5pt" style:font-size-asian="8.5pt" style:font-size-complex="8.5pt"/>
    </style:style>
    <style:style style:name="P215" style:parent-style-name="Standard" style:list-style-name="LFO1" style:family="paragraph"/>
    <style:style style:name="T21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P217" style:parent-style-name="Standard" style:family="paragraph">
      <style:text-properties style:font-name="Monospace" fo:font-size="8.5pt" style:font-size-asian="8.5pt" style:font-size-complex="8.5pt"/>
    </style:style>
    <style:style style:name="T21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1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2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3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4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5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6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7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8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29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0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1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2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3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4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5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5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5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5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P35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T35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5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5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58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59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60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61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62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63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64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65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66" style:parent-style-name="DefaultParagraphFont" style:family="text">
      <style:text-properties style:font-name="Monospace" fo:color="#000000" fo:font-size="8.5pt" style:font-size-asian="8.5pt" style:font-size-complex="8.5pt"/>
    </style:style>
    <style:style style:name="T367" style:parent-style-name="DefaultParagraphFont" style:family="text">
      <style:text-properties style:font-name="Monospace" fo:color="#000000" fo:font-size="8.5pt" style:font-size-asian="8.5pt" style:font-size-complex="8.5pt"/>
    </style:style>
    <style:style style:name="P368" style:parent-style-name="Standard" style:family="paragraph">
      <style:text-properties fo:font-size="8.5pt" style:font-size-asian="8.5pt" style:font-size-complex="8.5pt"/>
    </style:style>
    <style:style style:name="P369" style:parent-style-name="Standard" style:family="paragraph">
      <style:text-properties style:font-name="Monospace" fo:color="#000000" fo:font-size="8.5pt" style:font-size-asian="8.5pt" style:font-size-complex="8.5pt"/>
    </style:style>
    <style:style style:name="P370" style:parent-style-name="Standard" style:family="paragraph">
      <style:text-properties fo:font-size="8.5pt" style:font-size-asian="8.5pt" style:font-size-complex="8.5pt"/>
    </style:style>
  </office:automatic-styles>
  <office:body>
    <office:text text:use-soft-page-breaks="true">
      <text:list text:style-name="LFO3" text:continue-numbering="true">
        <text:list-item>
          <text:p text:style-name="P1"><text:s/>Comparing the same<text:s/>stream:</text:p>
        </text:list-item>
      </text:list>
      <text:p text:style-name="P2"/>
      <text:p text:style-name="P3">Protocoles <text:s text:c="3"/>| <text:s text:c="6"/>Cosine <text:s text:c="6"/>| <text:s text:c="5"/>Jaccard <text:s text:c="6"/>| <text:s text:c="7"/>RBF <text:s text:c="8"/>| <text:s text:c="7"/>NGram <text:s text:c="5"/><text:s/>| <text:s text:c="2"/>Needleman_Wunch <text:s/>|<text:s/></text:p>
      <text:p text:style-name="P4">---------------------------------------------------------------------------------------------------------------------------</text:p>
      <text:p text:style-name="P5"><text:s text:c="5"/>http/sip<text:s text:c="2"/><text:s/>| <text:s text:c="12"/>0.6212 | <text:s text:c="12"/>0.7389 | <text:s text:c="12"/>0.0000 | <text:s text:c="7"/><text:s text:c="2"/><text:s text:c="5"/>0.1822 |<text:s/><text:s text:c="8"/><text:s text:c="12"/><text:s text:c="4"/>0.5300 |</text:p>
      <text:p text:style-name="P6">----------------------------------------------------------------------------------------------------------------------------</text:p>
      <text:p text:style-name="P7"><text:s text:c="5"/>http/rtp<text:s/><text:s text:c="2"/>| <text:s text:c="12"/>0.4605 | <text:s text:c="12"/>0.5977 | <text:s text:c="12"/>0.0000 | <text:s text:c="8"/><text:s text:c="3"/><text:s text:c="4"/>0.2108 | <text:s text:c="8"/><text:s text:c="11"/><text:s text:c="4"/>0.5404 |</text:p>
      <text:p text:style-name="P8">----------------------------------------------------------------------------------------------------------------------------</text:p>
      <text:p text:style-name="P9"><text:s text:c="6"/>rtp/sip<text:s/><text:s text:c="3"/>| <text:s text:c="12"/>0.4578 | <text:s text:c="12"/>0.4688 | <text:s text:c="12"/>0.0000 | <text:s text:c="6"/><text:s text:c="2"/><text:s text:c="5"/><text:s/>0.1880 | <text:s text:c="9"/><text:s text:c="12"/><text:s text:c="3"/>0.5251 |</text:p>
      <text:p text:style-name="P10"/>
      <text:list text:style-name="LFO2" text:continue-numbering="true">
        <text:list-item>
          <text:p text:style-name="P11"><text:s/>Comparing the 50% same<text:s/>stream:</text:p>
        </text:list-item>
      </text:list>
      <text:p text:style-name="P12"/>
      <text:p text:style-name="P13">Protocoles <text:s text:c="3"/>| <text:s text:c="6"/>Cosine <text:s text:c="6"/>| <text:s text:c="5"/>Jaccard <text:s text:c="6"/>| <text:s text:c="7"/>RBF <text:s text:c="8"/>| <text:s text:c="7"/>NGram <text:s text:c="6"/>| <text:s text:c="2"/>Needleman_Wunch <text:s/>|</text:p>
      <text:p text:style-name="P14">---------------------------------------------------------------------------------------------------------------------------</text:p>
      <text:p text:style-name="P15"><text:s text:c="4"/>http/http<text:s text:c="2"/><text:s/>| <text:s text:c="10"/><text:s/><text:s text:c="2"/>0.9118 | <text:s text:c="7"/><text:s text:c="2"/><text:s text:c="2"/>0.5977 | <text:s text:c="7"/><text:s/><text:s text:c="5"/>0.0000 | <text:s text:c="12"/>0.2326 | <text:s text:c="7"/><text:s text:c="13"/><text:s text:c="5"/>0.5213 |</text:p>
      <text:p text:style-name="P16">---------------------------------------------------------------------------------------------------------------------------</text:p>
      <text:p text:style-name="P17"><text:s text:c="6"/>sip/sip<text:s/><text:s text:c="3"/>| <text:s text:c="8"/><text:s text:c="2"/><text:s/><text:s/>0.9853 | <text:s text:c="12"/>0.8083 | <text:s text:c="9"/><text:s/><text:s text:c="3"/>0.0000 | <text:s text:c="6"/><text:s text:c="2"/><text:s text:c="4"/>0.7782 | <text:s text:c="8"/><text:s text:c="13"/><text:s text:c="4"/>0.8044 |</text:p>
      <text:p text:style-name="P18">---------------------------------------------------------------------------------------------------------------------------</text:p>
      <text:p text:style-name="P19"><text:s text:c="6"/>rtp/rtp<text:s text:c="3"/><text:s/>| <text:s text:c="12"/>0.9758 | <text:s text:c="12"/>1.0000 | <text:s text:c="5"/><text:s/><text:s text:c="7"/>0.0000 | <text:s text:c="7"/><text:s/><text:s text:c="5"/>0.1720 | <text:s text:c="8"/><text:s text:c="12"/><text:s text:c="3"/><text:s/>0.5552 |</text:p>
      <text:p text:style-name="P20">---------------------------------------------------------------------------------------------------------------------------</text:p>
      <text:p text:style-name="P21"><text:s text:c="5"/>http/sip<text:s text:c="2"/><text:s/>| <text:s text:c="12"/>0.5418 | <text:s text:c="12"/>0.5924 | <text:s text:c="10"/><text:s/><text:s text:c="2"/>0.0000 | <text:s text:c="7"/><text:s/><text:s text:c="5"/>0.1481 | <text:s text:c="6"/><text:s text:c="12"/><text:s text:c="6"/>0.5223 |</text:p>
      <text:p text:style-name="P22">---------------------------------------------------------------------------------------------------------------------------</text:p>
      <text:p text:style-name="P23"><text:s text:c="5"/>http/rtp<text:s/><text:s text:c="2"/>| <text:s text:c="12"/>0.4544 | <text:s text:c="12"/>0.5977 | <text:s text:c="10"/><text:s/><text:s text:c="2"/>0.0000 | <text:s text:c="8"/><text:s/><text:s text:c="4"/>0.2076 | <text:s/><text:s text:c="6"/><text:s text:c="12"/><text:s text:c="5"/>0.5393 |</text:p>
      <text:p text:style-name="P24">----------------------------------------------------------------------------------------------------------------------------</text:p>
      <text:p text:style-name="P25"><text:s text:c="6"/>rtp/sip<text:s/><text:s text:c="2"/>| <text:s text:c="12"/>0.4257 | <text:s text:c="12"/>0.3789 | <text:s text:c="9"/><text:s text:c="2"/><text:s text:c="3"/>0.0000 | <text:s text:c="8"/><text:s/><text:s text:c="4"/>0.1638 | <text:s text:c="7"/><text:s text:c="12"/><text:s text:c="5"/>0.5185 |</text:p>
      <text:p text:style-name="P26"/>
      <text:list text:style-name="LFO1" text:continue-numbering="true">
        <text:list-item>
          <text:p text:style-name="P27"><text:s/>Comparing the tow different<text:s/>streams:</text:p>
        </text:list-item>
      </text:list>
      <text:p text:style-name="P28"/>
      <text:p text:style-name="P29">Protocoles <text:s text:c="3"/>| <text:s text:c="6"/>Cosine <text:s text:c="6"/>| <text:s text:c="5"/>Jaccard <text:s text:c="6"/>| <text:s text:c="7"/>RBF <text:s text:c="8"/>| <text:s text:c="7"/>NGram<text:s text:c="7"/>| <text:s text:c="2"/>Needleman_Wunch <text:s/>|</text:p>
      <text:p text:style-name="P30">---------------------------------------------------------------------------------------------------------------------------</text:p>
      <text:p text:style-name="P31"><text:s text:c="4"/>http/http<text:s text:c="2"/><text:s/>| <text:s text:c="12"/>0.5353 | <text:s text:c="12"/>0.3308 | <text:s text:c="12"/>0.0000 | <text:s text:c="9"/><text:s text:c="2"/><text:s text:c="3"/>0.0779 | <text:s text:c="5"/><text:s text:c="12"/><text:s text:c="7"/>0.5078 |</text:p>
      <text:p text:style-name="P32">---------------------------------------------------------------------------------------------------------------------------</text:p>
      <text:p text:style-name="P33"><text:s text:c="6"/>sip/sip<text:s text:c="2"/><text:s/>| <text:s text:c="12"/>0.9293 | <text:s text:c="12"/>0.8014 | <text:s text:c="7"/><text:s/><text:s text:c="5"/>0.0000 | <text:s text:c="7"/><text:s text:c="2"/><text:s text:c="5"/>0.4437 | <text:s text:c="7"/><text:s text:c="12"/><text:s text:c="5"/>0.6233 |</text:p>
      <text:p text:style-name="P34">---------------------------------------------------------------------------------------------------------------------------</text:p>
      <text:p text:style-name="P35"><text:s text:c="6"/>rtp/rtp<text:s text:c="3"/><text:s/>| <text:s text:c="12"/>0.2392 | <text:s text:c="12"/>0.2427 | <text:s text:c="12"/>0.0000 | <text:s text:c="6"/><text:s text:c="3"/><text:s text:c="6"/>0.0336 | <text:s text:c="6"/><text:s text:c="11"/><text:s text:c="6"/>0.5027 |</text:p>
      <text:p text:style-name="P36">---------------------------------------------------------------------------------------------------------------------------</text:p>
      <text:p text:style-name="P37"><text:s text:c="5"/>http/sip<text:s text:c="2"/><text:s/>| <text:s text:c="12"/>0.5979 | <text:s text:c="12"/>0.7826 | <text:s text:c="12"/>0.0000 | <text:s text:c="4"/><text:s text:c="3"/><text:s text:c="8"/>0.1195 | <text:s text:c="4"/><text:s text:c="11"/><text:s text:c="8"/>0.5167 |</text:p>
      <text:p text:style-name="P38">---------------------------------------------------------------------------------------------------------------------------</text:p>
      <text:p text:style-name="P39"><text:s text:c="5"/>http/rtp<text:s text:c="2"/><text:s/>| <text:s text:c="12"/>0.2095 | <text:s text:c="12"/>0.2663 | <text:s text:c="12"/>0.0000 | <text:s text:c="6"/><text:s text:c="3"/><text:s text:c="6"/>0.0560 | <text:s text:c="6"/><text:s text:c="11"/><text:s text:c="6"/>0.5047 |</text:p>
      <text:p text:style-name="P40">---------------------------------------------------------------------------------------------------------------------------</text:p>
      <text:p text:style-name="P41"><text:s text:c="6"/>rtp/sip<text:s text:c="3"/><text:s/>| <text:s text:c="12"/>0.5177 | <text:s text:c="12"/>0.5234 | <text:s text:c="12"/>0.0000 | <text:s text:c="6"/><text:s text:c="3"/><text:s text:c="6"/>0.1371 | <text:s text:c="7"/><text:s text:c="11"/><text:s text:c="4"/><text:s/>0.5148 |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list text:style-name="LFO1" text:continue-numbering="true">
        <text:list-item>
          <text:p text:style-name="P57"><text:s/>Comparing the same<text:s/>stream:</text:p>
        </text:list-item>
      </text:list>
      <text:p text:style-name="P58"/>
      <text:p text:style-name="Standard"><text:span text:style-name="T59">Protocoles <text:s text:c="3"/>| <text:s text:c="6"/>Cosine <text:s text:c="6"/>| <text:s text:c="5"/>Jaccard <text:s text:c="6"/>| <text:s text:c="7"/>RBF <text:s text:c="8"/>| <text:s text:c="7"/>NGram <text:s text:c="5"/></text:span><text:span text:style-name="T60"><text:s/>| <text:s text:c="2"/>Needleman_Wunch <text:s/>|</text:span></text:p>
      <text:p text:style-name="Standard"><text:span text:style-name="T61">---------------------------------------------------------------------------------------------------------------------------</text:span></text:p>
      <text:p text:style-name="Standard"><text:span text:style-name="T62"><text:s text:c="5"/>http/sip</text:span><text:span text:style-name="T63"><text:s text:c="3"/></text:span><text:span text:style-name="T64"><text:s/>| <text:s text:c="12"/>0.6212 | <text:s text:c="12"/>0.7389 | <text:s text:c="12"/>0.8322 | <text:s text:c="12"/>0.18</text:span><text:span text:style-name="T65">22 | <text:s text:c="7"/></text:span><text:span text:style-name="T66"><text:s text:c="13"/></text:span><text:span text:style-name="T67"><text:s text:c="5"/>0.5300 |</text:span></text:p>
      <text:p text:style-name="Standard"><text:span text:style-name="T68">--------------------------------------------------------------------------------------------</text:span><text:span text:style-name="T69">-------------------------------</text:span></text:p>
      <text:p text:style-name="Standard"><text:span text:style-name="T70"><text:s text:c="5"/>http/rtp</text:span><text:span text:style-name="T71"><text:s text:c="3"/></text:span><text:span text:style-name="T72"><text:s/>| <text:s text:c="12"/>0.4605 | <text:s text:c="12"/>0.5977 | <text:s text:c="12"/>0.8413 | <text:s text:c="11"/></text:span><text:span text:style-name="T73"><text:s/>0.2108 | <text:s text:c="8"/></text:span><text:span text:style-name="T74"><text:s text:c="13"/></text:span><text:span text:style-name="T75"><text:s text:c="4"/>0.5404 |</text:span></text:p>
      <text:p text:style-name="Standard"><text:span text:style-name="T76">---------------------------------------------------------------------------------------------------------------------------</text:span></text:p>
      <text:p text:style-name="Standard"><text:span text:style-name="T77"><text:s text:c="5"/>http/sdp</text:span><text:span text:style-name="T78"><text:s text:c="2"/></text:span><text:span text:style-name="T79"><text:s/>| <text:s text:c="12"/>0.6649 | <text:s text:c="12"/>0.8313 | <text:s text:c="12"/>0.8744 | <text:s text:c="6"/></text:span><text:span text:style-name="T80"><text:s text:c="6"/>0.2783 | <text:s text:c="5"/></text:span><text:span text:style-name="T81"><text:s text:c="13"/></text:span><text:span text:style-name="T82"><text:s text:c="7"/>0.5679 |</text:span></text:p>
      <text:p text:style-name="Standard"><text:span text:style-name="T83">--------------------------------------------------------------------------------------------</text:span><text:span text:style-name="T84">-------------------------------</text:span></text:p>
      <text:p text:style-name="Standard"><text:span text:style-name="T85"><text:s text:c="6"/>rtp/sip</text:span><text:span text:style-name="T86"><text:s text:c="3"/></text:span><text:span text:style-name="T87"><text:s/>| <text:s text:c="12"/>0.4578 | <text:s text:c="12"/>0.4688 | <text:s text:c="12"/>0.9183 | <text:s/></text:span><text:span text:style-name="T88"><text:s text:c="11"/>0.1880 | <text:s text:c="7"/></text:span><text:span text:style-name="T89"><text:s text:c="13"/></text:span><text:span text:style-name="T90"><text:s text:c="5"/>0.5251 |</text:span></text:p>
      <text:p text:style-name="Standard"><text:span text:style-name="T91">---------------------------------------------------------------------------------------------------------------------------</text:span></text:p>
      <text:p text:style-name="Standard"><text:span text:style-name="T92"><text:s text:c="6"/>sip/sdp<text:s/></text:span><text:span text:style-name="T93"><text:s text:c="2"/></text:span><text:span text:style-name="T94">| <text:s text:c="12"/>0.6128 | <text:s text:c="12"/>0.7372 | <text:s text:c="12"/>0.878</text:span><text:span text:style-name="T95">8 | <text:s text:c="12"/>0.2242 | <text:s text:c="6"/></text:span><text:span text:style-name="T96"><text:s text:c="13"/></text:span><text:span text:style-name="T97"><text:s text:c="6"/>0.5409 |</text:span></text:p>
      <text:p text:style-name="Standard"><text:span text:style-name="T98">---------------------------------------------------------------------------------------------------------------------------</text:span></text:p>
      <text:p text:style-name="P99"><text:span text:style-name="T100"><text:s text:c="6"/>rtp/sdp<text:s/></text:span><text:span text:style-name="T101"><text:s text:c="2"/></text:span><text:span text:style-name="T102">| <text:s text:c="12"/>0.5351 | <text:s text:c="12"/>0.5898 | <text:s text:c="12"/></text:span><text:span text:style-name="T103">0.8901 | <text:s text:c="12"/>0.1690 | <text:s text:c="5"/></text:span><text:span text:style-name="T104"><text:s text:c="13"/></text:span><text:span text:style-name="T105"><text:s text:c="7"/>0.5551 |</text:span></text:p>
      <text:p text:style-name="P106"/>
      <text:list text:style-name="LFO1" text:continue-numbering="true">
        <text:list-item>
          <text:p text:style-name="P107"><text:span text:style-name="T108"><text:s/>Comparing the 50% same stream :::</text:span></text:p>
        </text:list-item>
      </text:list>
      <text:p text:style-name="P109"/>
      <text:p text:style-name="Standard"><text:span text:style-name="T110">Protocoles <text:s text:c="3"/>| <text:s text:c="6"/>Cosine <text:s text:c="6"/>| <text:s text:c="5"/>Jaccard <text:s text:c="6"/>| <text:s text:c="7"/>RBF <text:s text:c="8"/>| <text:s text:c="7"/>NGram <text:s text:c="5"/></text:span><text:span text:style-name="T111"><text:s/>| <text:s text:c="2"/>Needleman_Wunch <text:s/>|</text:span></text:p>
      <text:p text:style-name="Standard"><text:span text:style-name="T112">---------------------------------------------------------------------------------------------------------------------------</text:span></text:p>
      <text:p text:style-name="Standard"><text:span text:style-name="T113"><text:s text:c="4"/>http/http</text:span><text:span text:style-name="T114"><text:s text:c="3"/></text:span><text:span text:style-name="T115"><text:s/>| <text:s text:c="12"/>0.9118 | <text:s text:c="12"/>0.5977 | <text:s text:c="12"/>0.9399 | <text:s text:c="12"/>0.2326 | <text:s text:c="9"/></text:span><text:span text:style-name="T116"><text:s text:c="12"/></text:span><text:span text:style-name="T117"><text:s text:c="3"/>0.5</text:span><text:span text:style-name="T118">213 |</text:span></text:p>
      <text:p text:style-name="Standard"><text:span text:style-name="T119">---------------------------------------------------------------------------------------------------------------------------</text:span></text:p>
      <text:p text:style-name="Standard"><text:span text:style-name="T120"><text:s text:c="6"/>sip/sip</text:span><text:span text:style-name="T121"><text:s text:c="4"/></text:span><text:span text:style-name="T122"><text:s/>| <text:s text:c="12"/>0.9853 | <text:s text:c="12"/>0.8083 | <text:s text:c="12"/>0.9645 | <text:s text:c="12"/>0.7782 | <text:s text:c="8"/></text:span><text:span text:style-name="T123"><text:s text:c="12"/></text:span><text:span text:style-name="T124"><text:s text:c="2"/></text:span><text:span text:style-name="T125"><text:s text:c="2"/>0.8044 |</text:span></text:p>
      <text:p text:style-name="Standard"><text:span text:style-name="T126">---------------------------------------------------------------------------------------------------------------------------</text:span></text:p>
      <text:p text:style-name="Standard"><text:span text:style-name="T127"><text:s text:c="6"/>rtp/rtp</text:span><text:span text:style-name="T128"><text:s text:c="4"/></text:span><text:span text:style-name="T129"><text:s/>| <text:s text:c="12"/>0.9758 | <text:s text:c="12"/>1.0000 | <text:s text:c="12"/>0.9860 | <text:s text:c="12"/>0.1720 | <text:s text:c="5"/></text:span><text:span text:style-name="T130"><text:s/></text:span><text:span text:style-name="T131"><text:s text:c="13"/></text:span><text:span text:style-name="T132"><text:s text:c="6"/>0.5552 |</text:span></text:p>
      <text:p text:style-name="Standard"><text:span text:style-name="T133">---------------------------------------------------------------------------------------------------------------------------</text:span></text:p>
      <text:p text:style-name="Standard"><text:span text:style-name="T134"><text:s text:c="6"/>sdp/sdp</text:span><text:span text:style-name="T135"><text:s/></text:span><text:span text:style-name="T136"><text:s/></text:span><text:span text:style-name="T137"><text:s/>| <text:s text:c="12"/>0.9875 | <text:s text:c="12"/>0.9671 | <text:s text:c="12"/>0.9788 | <text:s text:c="12"/>0.6960 |<text:s/></text:span><text:span text:style-name="T138"><text:s text:c="7"/></text:span><text:span text:style-name="T139"><text:s text:c="13"/></text:span><text:span text:style-name="T140"><text:s text:c="5"/>0.7706 |</text:span></text:p>
      <text:p text:style-name="Standard"><text:span text:style-name="T141">---------------------------------------------------------------------------------------------------------------------------</text:span></text:p>
      <text:p text:style-name="Standard"><text:span text:style-name="T142"><text:s text:c="5"/>http/sip</text:span><text:span text:style-name="T143"><text:s text:c="2"/></text:span><text:span text:style-name="T144"><text:s/></text:span><text:span text:style-name="T145"><text:s/>| <text:s text:c="12"/>0.5418 | <text:s text:c="12"/>0.5924 | <text:s text:c="12"/>0.8214 | <text:s text:c="12"/>0.14</text:span><text:span text:style-name="T146">81 | <text:s text:c="7"/></text:span><text:span text:style-name="T147"><text:s text:c="13"/></text:span><text:span text:style-name="T148"><text:s text:c="5"/>0.5223 |</text:span></text:p>
      <text:p text:style-name="Standard"><text:span text:style-name="T149">---------------------------------------------------------------------------------------------------------------------------</text:span></text:p>
      <text:p text:style-name="Standard"><text:span text:style-name="T150"><text:s text:c="5"/>http/rtp</text:span><text:span text:style-name="T151"><text:s text:c="2"/></text:span><text:span text:style-name="T152"><text:s/></text:span><text:span text:style-name="T153"><text:s/>| <text:s text:c="12"/>0.4544 | <text:s text:c="12"/>0.5977 | <text:s text:c="12"/>0.8420 | <text:s text:c="11"/></text:span><text:span text:style-name="T154"><text:s/>0.2076 | <text:s text:c="7"/></text:span><text:span text:style-name="T155"><text:s text:c="13"/></text:span><text:span text:style-name="T156"><text:s text:c="5"/>0.5393 |</text:span></text:p>
      <text:p text:style-name="Standard"><text:span text:style-name="T157">--------------------------------------------------------------------------------------------</text:span><text:span text:style-name="T158">-------------------------------</text:span></text:p>
      <text:p text:style-name="Standard"><text:span text:style-name="T159"><text:s text:c="5"/>http/sdp</text:span><text:span text:style-name="T160"><text:s/></text:span><text:span text:style-name="T161"><text:s/></text:span><text:span text:style-name="T162"><text:s/>| <text:s text:c="12"/>0.6145 | <text:s text:c="12"/>0.8133 | <text:s text:c="12"/>0.8627 |<text:s/></text:span><text:span text:style-name="T163"><text:s text:c="12"/>0.2652 | <text:s text:c="8"/></text:span><text:span text:style-name="T164"><text:s text:c="13"/></text:span><text:span text:style-name="T165"><text:s text:c="4"/>0.5580 |</text:span></text:p>
      <text:p text:style-name="Standard"><text:span text:style-name="T166">--------------------------------------------------------------------------------------------</text:span><text:span text:style-name="T167">-------------------------------</text:span></text:p>
      <text:p text:style-name="Standard"><text:span text:style-name="T168"><text:s text:c="6"/>rtp/sip<text:s/></text:span><text:span text:style-name="T169"><text:s/></text:span><text:span text:style-name="T170"><text:s text:c="2"/></text:span><text:span text:style-name="T171">| <text:s text:c="12"/>0.4257 | <text:s text:c="12"/>0.3789 | <text:s text:c="12"/>0.92</text:span><text:span text:style-name="T172">27 | <text:s text:c="9"/></text:span><text:span text:style-name="T173"><text:s/></text:span><text:span text:style-name="T174"><text:s text:c="3"/>0.1638 | <text:s text:c="6"/></text:span><text:span text:style-name="T175"><text:s text:c="13"/></text:span><text:span text:style-name="T176"><text:s text:c="6"/>0.5185 |</text:span></text:p>
      <text:p text:style-name="Standard"><text:span text:style-name="T177">---------------------------------------------------------------------------------------------------------------------------</text:span></text:p>
      <text:p text:style-name="Standard"><text:span text:style-name="T178"><text:s text:c="6"/>sip/sdp</text:span><text:span text:style-name="T179"><text:s/></text:span><text:span text:style-name="T180"><text:s/></text:span><text:span text:style-name="T181"><text:s/>| <text:s text:c="12"/>0.5713 | <text:s text:c="12"/>0.7179 | <text:s text:c="11"/></text:span><text:span text:style-name="T182"><text:s/>0.8727 | <text:s text:c="8"/></text:span><text:span text:style-name="T183"><text:s/></text:span><text:span text:style-name="T184"><text:s text:c="4"/>0.2324 | <text:s text:c="4"/></text:span><text:span text:style-name="T185"><text:s text:c="13"/></text:span><text:span text:style-name="T186"><text:s text:c="8"/>0.5431 |</text:span></text:p>
      <text:p text:style-name="Standard"><text:span text:style-name="T187">---------------------------------------------------------------------------------------------------------------------------</text:span></text:p>
      <text:p text:style-name="P188"><text:span text:style-name="T189"><text:s text:c="6"/>rtp/sdp</text:span><text:span text:style-name="T190"><text:s text:c="2"/></text:span><text:span text:style-name="T191"><text:s/></text:span><text:span text:style-name="T192">| <text:s text:c="12"/>0.5120 | <text:s text:c="12"/>0.5781 | <text:s text:c="6"/></text:span><text:span text:style-name="T193"><text:s text:c="6"/>0.8919 | <text:s text:c="8"/></text:span><text:span text:style-name="T194"><text:s/></text:span><text:span text:style-name="T195"><text:s text:c="4"/>0.2016 | <text:s text:c="8"/></text:span><text:span text:style-name="T196"><text:s text:c="13"/></text:span><text:span text:style-name="T197"><text:s text:c="4"/>0.5509 |</text:span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soft-page-break/>
      <text:list text:style-name="LFO1" text:continue-numbering="true">
        <text:list-item>
          <text:p text:style-name="P215"><text:span text:style-name="T216"><text:s/>Comparing the tow different streams :::</text:span></text:p>
        </text:list-item>
      </text:list>
      <text:p text:style-name="P217"/>
      <text:p text:style-name="Standard"><text:span text:style-name="T218">Protocoles <text:s text:c="3"/>| <text:s text:c="6"/>Cosine <text:s text:c="6"/>| <text:s text:c="5"/>Jaccard <text:s text:c="6"/>| <text:s text:c="7"/>RBF <text:s text:c="8"/>| <text:s text:c="7"/>NGram <text:s text:c="5"/></text:span><text:span text:style-name="T219"><text:s/>| <text:s text:c="2"/>Needleman_Wunch <text:s/>|</text:span></text:p>
      <text:p text:style-name="Standard"><text:span text:style-name="T220">------------</text:span><text:span text:style-name="T221">---------------------------------------------------------------------------------------------------------------</text:span></text:p>
      <text:p text:style-name="Standard"><text:span text:style-name="T222"><text:s text:c="4"/></text:span><text:span text:style-name="T223">Http/http</text:span><text:span text:style-name="T224"><text:s/></text:span><text:span text:style-name="T225"><text:s text:c="3"/></text:span><text:span text:style-name="T226">| <text:s text:c="11"/>0.5353 | <text:s text:c="8"/></text:span><text:span text:style-name="T227"><text:s text:c="3"/>0.3308 | <text:s text:c="5"/></text:span><text:span text:style-name="T228"><text:s text:c="3"/></text:span><text:span text:style-name="T229"><text:s text:c="12"/></text:span><text:span text:style-name="T230">�</text:span><text:span text:style-name="T231"><text:s/>| <text:s text:c="8"/></text:span><text:span text:style-name="T232"><text:s text:c="2"/></text:span><text:span text:style-name="T233"><text:s text:c="4"/></text:span><text:span text:style-name="T234">0.0779 |</text:span><text:span text:style-name="T235"><text:s text:c="6"/></text:span><text:span text:style-name="T236"><text:s text:c="11"/></text:span><text:span text:style-name="T237"><text:s text:c="7"/>0.5078 |</text:span></text:p>
      <text:p text:style-name="Standard"><text:span text:style-name="T238">------</text:span><text:span text:style-name="T239">--------------------------------------------------------------------------------------</text:span><text:span text:style-name="T240">-------------------------------</text:span></text:p>
      <text:p text:style-name="Standard"><text:span text:style-name="T241"><text:s text:c="6"/></text:span><text:span text:style-name="T242">Sip/sip <text:s text:c="3"/></text:span><text:span text:style-name="T243"><text:s/>| <text:s text:c="11"/>0.9293 | <text:s text:c="7"/></text:span><text:span text:style-name="T244"><text:s text:c="4"/>0.8014 | <text:s text:c="12"/>0.9036 | <text:s text:c="10"/></text:span><text:span text:style-name="T245"><text:s text:c="2"/></text:span><text:span text:style-name="T246"><text:s text:c="2"/></text:span><text:span text:style-name="T247"><text:s/>0.4437 |</text:span><text:span text:style-name="T248"><text:s text:c="7"/></text:span><text:span text:style-name="T249"><text:s text:c="11"/></text:span><text:span text:style-name="T250"><text:s text:c="6"/>0.6233 |</text:span></text:p>
      <text:p text:style-name="Standard"><text:span text:style-name="T251">---------------------------------------------------------------------------------------------------------------------------</text:span></text:p>
      <text:p text:style-name="Standard"><text:span text:style-name="T252"><text:s text:c="6"/>R</text:span><text:span text:style-name="T253">tp/rtp</text:span><text:span text:style-name="T254"><text:s text:c="4"/></text:span><text:span text:style-name="T255"><text:s/></text:span><text:span text:style-name="T256">| <text:s text:c="11"/>0.2392 | <text:s text:c="8"/></text:span><text:span text:style-name="T257"><text:s text:c="3"/>0.2427 | <text:s text:c="12"/>0.7570 | <text:s text:c="7"/></text:span><text:span text:style-name="T258"><text:s text:c="3"/></text:span><text:span text:style-name="T259"><text:s text:c="5"/></text:span><text:span text:style-name="T260">0.0336 |</text:span><text:span text:style-name="T261"><text:s text:c="9"/></text:span><text:span text:style-name="T262"><text:s text:c="10"/></text:span><text:span text:style-name="T263"><text:s text:c="4"/>0.50</text:span><text:span text:style-name="T264">27 |</text:span></text:p>
      <text:p text:style-name="Standard"><text:span text:style-name="T265">--------------------------------------------------------------------------------------------</text:span><text:span text:style-name="T266">-------------------------------</text:span></text:p>
      <text:p text:style-name="Standard"><text:span text:style-name="T267"><text:s text:c="6"/>S</text:span><text:span text:style-name="T268">dp/sdp</text:span><text:span text:style-name="T269"><text:s text:c="2"/></text:span><text:span text:style-name="T270"><text:s/>| <text:s text:c="11"/>0.9900 | <text:s text:c="7"/></text:span><text:span text:style-name="T271"><text:s text:c="4"/>0.9545 | <text:s text:c="12"/>0.9588 | <text:s text:c="6"/></text:span><text:span text:style-name="T272"><text:s text:c="3"/></text:span><text:span text:style-name="T273"><text:s text:c="6"/></text:span><text:span text:style-name="T274">0.5298 |</text:span><text:span text:style-name="T275"><text:s text:c="9"/></text:span><text:span text:style-name="T276"><text:s text:c="10"/></text:span><text:span text:style-name="T277"><text:s text:c="3"/></text:span><text:span text:style-name="T278"><text:s/>0.6272 |</text:span></text:p>
      <text:p text:style-name="Standard"><text:span text:style-name="T279">--------------------------------------------------------------------------------------------</text:span><text:span text:style-name="T280">-------------------------------</text:span></text:p>
      <text:p text:style-name="Standard"><text:span text:style-name="T281"><text:s text:c="5"/></text:span><text:span text:style-name="T282">Http/sip <text:s text:c="2"/></text:span><text:span text:style-name="T283"><text:s/>| <text:s text:c="11"/>0.5979 | <text:s text:c="7"/></text:span><text:span text:style-name="T284"><text:s text:c="4"/>0.7826 | <text:s text:c="12"/>0.8144 | <text:s text:c="7"/></text:span><text:span text:style-name="T285"><text:s text:c="3"/></text:span><text:span text:style-name="T286"><text:s text:c="5"/></text:span><text:span text:style-name="T287">0.1195 |</text:span><text:span text:style-name="T288"><text:s text:c="7"/></text:span><text:span text:style-name="T289"><text:s/></text:span><text:span text:style-name="T290"><text:s text:c="10"/></text:span><text:span text:style-name="T291"><text:s text:c="5"/>0.5167 |</text:span></text:p>
      <text:p text:style-name="Standard"><text:span text:style-name="T292">---------------------------------------------------------------------------------------------</text:span><text:span text:style-name="T293">------------------------------</text:span></text:p>
      <text:p text:style-name="Standard"><text:span text:style-name="T294"><text:s text:c="5"/></text:span><text:span text:style-name="T295">Http/rtp <text:s text:c="2"/></text:span><text:span text:style-name="T296"><text:s/>| <text:s text:c="11"/>0.2095 | <text:s text:c="7"/></text:span><text:span text:style-name="T297"><text:s text:c="4"/>0.2663 | <text:s text:c="12"/>0.7611 | <text:s text:c="8"/></text:span><text:span text:style-name="T298"><text:s text:c="3"/></text:span><text:span text:style-name="T299"><text:s text:c="4"/></text:span><text:span text:style-name="T300">0.0560 |</text:span><text:span text:style-name="T301"><text:s text:c="2"/></text:span><text:span text:style-name="T302"><text:s text:c="8"/></text:span><text:span text:style-name="T303"><text:s text:c="5"/></text:span><text:span text:style-name="T304"><text:s/></text:span><text:span text:style-name="T305"><text:s text:c="2"/></text:span><text:span text:style-name="T306"><text:s/></text:span><text:span text:style-name="T307"><text:s text:c="2"/></text:span><text:span text:style-name="T308"><text:s text:c="3"/>0.5047 |</text:span></text:p>
      <text:p text:style-name="Standard"><text:span text:style-name="T309">--------------------------------------------------------------------------------------------</text:span><text:span text:style-name="T310">-------------------------------</text:span></text:p>
      <text:p text:style-name="Standard"><text:span text:style-name="T311"><text:s text:c="5"/></text:span><text:span text:style-name="T312">Http/sdp</text:span><text:span text:style-name="T313"><text:s text:c="3"/></text:span><text:span text:style-name="T314">| <text:s text:c="11"/>0.6566 | <text:s text:c="7"/></text:span><text:span text:style-name="T315"><text:s text:c="4"/>0.8253 | <text:s text:c="12"/>0.8890 | <text:s text:c="8"/></text:span><text:span text:style-name="T316"><text:s text:c="2"/></text:span><text:span text:style-name="T317"><text:s text:c="4"/>0.242</text:span><text:span text:style-name="T318">6 | <text:s text:c="7"/></text:span><text:span text:style-name="T319"><text:s text:c="6"/></text:span><text:span text:style-name="T320"><text:s/></text:span><text:span text:style-name="T321"><text:s text:c="4"/></text:span><text:span text:style-name="T322"><text:s text:c="5"/>0.5853 |</text:span></text:p>
      <text:p text:style-name="Standard"><text:span text:style-name="T323">---------------------------------------------------------------------------------------------</text:span><text:span text:style-name="T324">------------------------------</text:span></text:p>
      <text:p text:style-name="Standard"><text:span text:style-name="T325"><text:s text:c="6"/>rtp/sip</text:span><text:span text:style-name="T326"><text:s text:c="2"/></text:span><text:span text:style-name="T327"><text:s text:c="2"/></text:span><text:span text:style-name="T328"><text:s/></text:span><text:span text:style-name="T329">| <text:s text:c="11"/>0.5177 | <text:s text:c="8"/></text:span><text:span text:style-name="T330"><text:s text:c="3"/>0.5234 | <text:s text:c="12"/>0.9396 | <text:s text:c="9"/></text:span><text:span text:style-name="T331"><text:s text:c="3"/></text:span><text:span text:style-name="T332"><text:s text:c="3"/></text:span><text:span text:style-name="T333">0.1371 | <text:s text:c="7"/></text:span><text:span text:style-name="T334"><text:s text:c="7"/></text:span><text:span text:style-name="T335"><text:s/></text:span><text:span text:style-name="T336"><text:s text:c="3"/></text:span><text:span text:style-name="T337"><text:s text:c="5"/>0.5148 |</text:span></text:p>
      <text:p text:style-name="Standard"><text:span text:style-name="T338">---------------------------------------------------------------------------------------------</text:span><text:span text:style-name="T339">------------------------------</text:span></text:p>
      <text:p text:style-name="Standard"><text:span text:style-name="T340"><text:s text:c="6"/>sip/sdp</text:span><text:span text:style-name="T341"><text:s/></text:span><text:span text:style-name="T342"><text:s text:c="2"/></text:span><text:span text:style-name="T343"><text:s/>| <text:s text:c="11"/>0.6087 | <text:s text:c="7"/></text:span><text:span text:style-name="T344"><text:s text:c="4"/>0.7197 | <text:s text:c="12"/>0.8712 | <text:s text:c="6"/></text:span><text:span text:style-name="T345"><text:s text:c="3"/></text:span><text:span text:style-name="T346"><text:s/></text:span><text:span text:style-name="T347"><text:s text:c="5"/>0.1696 | <text:s text:c="7"/></text:span><text:span text:style-name="T348"><text:s text:c="7"/></text:span><text:span text:style-name="T349"><text:s/></text:span><text:span text:style-name="T350"><text:s text:c="3"/></text:span><text:span text:style-name="T351"><text:s text:c="5"/>0.5269 |</text:span></text:p>
      <text:p text:style-name="Standard"><text:span text:style-name="T352">---------------------------------------------------------------------------------------------</text:span><text:span text:style-name="T353">------------------------------</text:span></text:p>
      <text:p text:style-name="P354"><text:span text:style-name="T355"><text:s text:c="6"/>rtp/sdp</text:span><text:span text:style-name="T356"><text:s/></text:span><text:span text:style-name="T357"><text:s text:c="2"/></text:span><text:span text:style-name="T358"><text:s/></text:span><text:span text:style-name="T359">| <text:s text:c="11"/>0.5467 | <text:s text:c="8"/></text:span><text:span text:style-name="T360"><text:s text:c="3"/>0.5859 | <text:s text:c="12"/>0.8759 | <text:s text:c="2"/></text:span><text:span text:style-name="T361"><text:s text:c="7"/></text:span><text:span text:style-name="T362"><text:s text:c="3"/></text:span><text:span text:style-name="T363"><text:s text:c="3"/>0.2137 | <text:s text:c="9"/></text:span><text:span text:style-name="T364"><text:s text:c="2"/></text:span><text:span text:style-name="T365"><text:s/></text:span><text:span text:style-name="T366"><text:s text:c="8"/></text:span><text:span text:style-name="T367"><text:s text:c="3"/>0.5388 |</text:span></text:p>
      <text:p text:style-name="P368"/>
      <text:p text:style-name="P369"/>
      <text:p text:style-name="P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Monospace" style:font-name-asian="Noto Sans CJK SC Regular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Monospace" style:font-name-asian="Noto Sans CJK SC Regular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Monospace" style:font-name-asian="Noto Sans CJK SC Regular" style:font-name-complex="Lohit Devanaga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ospace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ospace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ospace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3125in" fo:margin-left="0.7875in" fo:margin-bottom="0.2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ass ali</dc:creator>
    <meta:creation-date>2018-06-21T11:52:00Z</meta:creation-date>
    <dc:date>2018-08-18T15:35:00Z</dc:date>
    <meta:template xlink:href="Normal.dotm" xlink:type="simple"/>
    <meta:editing-cycles>11</meta:editing-cycles>
    <meta:editing-duration>PT2100S</meta:editing-duration>
    <meta:document-statistic meta:page-count="3" meta:paragraph-count="23" meta:word-count="1741" meta:character-count="11646" meta:row-count="82" meta:non-whitespace-character-count="9928"/>
  </office:meta>
</office:document-meta>
</file>